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822cm" fo:min-width="6.572cm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3.0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cm" svg:height="10cm" svg:x="5.5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2" draw:layer="layout" svg:width="5.076cm" svg:height="6.915cm" draw:transform="skewX (-5.3044787663968E-017) rotate (-1.06308004738975) translate (16.3408023069918cm 4.34090247658681cm)" svg:viewBox="0 0 5077 6916" svg:d="M0 6897c460 92 880-182 1332-183 398 0 791-46 1191-67 431-23 849-221 1194-489 316-246 777-277 1005-632 155-241 664-753 86-914-370-102-759-28-1142-21-450 9-895 119-1322 303-385 166-849 243-1253 110-413-134-826-465-812-1028 12-468 399-697 702-916 341-246 710-426 1038-692 328-265 697-523 1110-612 758-164-12-743 17-1068l-176-443-94-245">
          <text:p/>
        </draw:path>
        <draw:frame draw:style-name="gr3" draw:text-style-name="P3" draw:layer="layout" svg:width="1.6cm" svg:height="1.4cm" svg:x="4.9cm" svg:y="2.3cm">
          <draw:text-box>
            <text:p>E</text:p>
          </draw:text-box>
        </draw:frame>
        <draw:frame draw:style-name="gr4" draw:text-style-name="P3" draw:layer="layout" svg:width="1.8cm" svg:height="1.5cm" svg:x="9.7cm" svg:y="6.9cm">
          <draw:text-box>
            <text:p>S</text:p>
          </draw:text-box>
        </draw:frame>
        <draw:frame draw:style-name="gr5" draw:text-style-name="P3" draw:layer="layout" svg:width="2.2cm" svg:height="1.8cm" svg:x="13.9cm" svg:y="11.5cm">
          <draw:text-box>
            <text:p>v</text:p>
          </draw:text-box>
        </draw:frame>
        <draw:frame draw:style-name="gr6" draw:text-style-name="P3" draw:layer="layout" svg:width="2.8cm" svg:height="3.3cm" svg:x="11.9cm" svg:y="5.8cm">
          <draw:text-box>
            <text:p>u</text:p>
          </draw:text-box>
        </draw:frame>
        <draw:frame draw:style-name="gr7" draw:text-style-name="P3" draw:layer="layout" svg:width="2.3cm" svg:height="2cm" svg:x="17.4cm" svg:y="5.6cm">
          <draw:text-box>
            <text:p>s’</text:p>
          </draw:text-box>
        </draw:frame>
        <draw:custom-shape draw:style-name="gr8" draw:text-style-name="P1" draw:layer="layout" svg:width="1cm" svg:height="1cm" draw:transform="rotate (0.785398163397449) translate (9.686cm 7.89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242.9065743944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cm" svg:height="1cm" draw:transform="rotate (0.785398163397449) translate (13.586cm 11.29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242.9065743944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cm" svg:height="1cm" draw:transform="rotate (0.785398163397449) translate (12cm 6.807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242.9065743944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cm" svg:height="1cm" draw:transform="rotate (0.785398163397449) translate (16.9cm 7.107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242.9065743944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1T14:33:03.164437216</meta:creation-date>
    <dc:date>2022-06-01T23:26:23.667167094</dc:date>
    <meta:editing-duration>PT8H43M11S</meta:editing-duration>
    <meta:editing-cycles>2</meta:editing-cycles>
    <meta:generator>LibreOffice/6.4.7.2$Linux_X86_64 LibreOffice_project/40$Build-2</meta:generator>
    <meta:document-statistic meta:object-count="11"/>
  </office:meta>
</office:document-meta>
</file>